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994cm" svg:height="4.867cm" draw:transform="skewX (0.000174532925199441) rotate (0.0980875039620813) translate (2.83309124059899cm 3.3510730039614cm)" svg:viewBox="0 0 3995 4868" svg:d="M377 87c2403-363 3787 419 3601 2174-188 1755-1652 2702-3867 2600-188-10-149-793 207-795 1229 47 2886-37 3023-1644 139-1607-1780-1897-2992-1557-284-9-273-733 28-778z">
          <text:p/>
        </draw:path>
        <draw:path draw:style-name="gr2" draw:text-style-name="P1" draw:layer="layout" svg:width="0.903cm" svg:height="0.66cm" draw:transform="skewX (0.00122173047639605) rotate (-2.15652882376419) translate (3.82387363820899cm 3.5191954926457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4.191cm" svg:height="0.793cm" draw:transform="skewX (-0.000523598775598298) rotate (-1.55299396842455) translate (3.860009268359cm 3.6556570287988cm)" svg:viewBox="0 0 4192 794" svg:d="M113 704c340 29 981 77 1702 89 719 6 1971-37 2345-40 127 2-157-687-264-706-396-27-892 56-1729 63-839 13-1749-36-2104-110-121-16-48 692 50 704z">
          <text:p/>
        </draw:path>
        <draw:path draw:style-name="gr2" draw:text-style-name="P1" draw:layer="layout" svg:width="0.902cm" svg:height="0.661cm" draw:transform="skewX (0.00122173047639598) rotate (-2.1556561591382) translate (4.009457318594cm 7.5146291664946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0.903cm" svg:height="0.661cm" draw:transform="skewX (0.00244346095279204) rotate (-2.1556561591382) translate (3.98847366594999cm 3.6573561881003cm)" svg:viewBox="0 0 904 662" svg:d="M527 644c137-64 329-219 367-367 35-139-27-185-184-243-156-57-352-32-459-4-277 72-309 187-173 370 136 182 314 309 449 244z">
          <text:p/>
        </draw:path>
        <draw:path draw:style-name="gr2" draw:text-style-name="P1" draw:layer="layout" svg:width="0.996cm" svg:height="1.966cm" draw:transform="rotate (-1.55299396842455) translate (4.976609987152cm 5.18750988644409cm)" svg:viewBox="0 0 997 1967" svg:d="M996 1860c-58-184-105-406-150-765-44-359-43-574-36-718 8-145-857-653-808-179 51 474 67 390 121 853 56 464 38 452 78 737 41 286 823 167 795 72z">
          <text:p/>
        </draw:path>
        <draw:path draw:style-name="gr2" draw:text-style-name="P1" draw:layer="layout" svg:width="0.902cm" svg:height="0.661cm" draw:transform="rotate (-2.15687788961459) translate (5.220624478732cm 5.3449614417959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2cm" svg:height="0.661cm" draw:transform="rotate (-2.15687788961459) translate (3.70479114539899cm 5.5587947751292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21:47:46.356000000</dc:date>
    <meta:editing-duration>PT2M56S</meta:editing-duration>
    <meta:editing-cycles>3</meta:editing-cycles>
    <meta:generator>LibreOffice/24.2.4.2$Windows_X86_64 LibreOffice_project/51a6219feb6075d9a4c46691dcfe0cd9c4fff3c2</meta:generator>
    <meta:document-statistic meta:object-count="8"/>
  </office:meta>
</office:document-meta>
</file>